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4" draw:layer="layout" svg:width="4.79cm" svg:height="1.412cm" svg:x="7.787cm" svg:y="4.522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6.113cm" svg:height="1.596cm" svg:x="7.126cm" svg:y="13.823cm">
          <text:p text:style-name="P1">Rewrite ru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239cm" svg:height="1.505cm" svg:x="8.563cm" svg:y="6.206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239cm" svg:height="1.505cm" svg:x="0.635cm" svg:y="0.635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73cm" svg:height="1.46cm" svg:x="6.396cm" svg:y="2.598cm">
          <text:p text:style-name="P1">Abstract Data Type</text:p>
          <draw:enhanced-geometry svg:viewBox="0 0 21600 21600" draw:type="rectangle" draw:enhanced-path="M 0 0 L 21600 0 21600 21600 0 21600 0 0 Z N"/>
        </draw:custom-shape>
        <draw:connector draw:style-name="gr3" draw:layer="layout" draw:type="curve" svg:x1="3.874cm" svg:y1="1.387cm" svg:x2="8.608cm" svg:y2="1.365cm" draw:start-shape="id1" draw:start-glue-point="1" draw:end-shape="id2" draw:end-glue-point="3" svg:d="m3874 1387c3550 0 1184-22 4734-22">
          <text:p/>
        </draw:connector>
        <draw:connector draw:style-name="gr3" draw:layer="layout" draw:type="curve" svg:x1="3.874cm" svg:y1="1.387cm" svg:x2="7.126cm" svg:y2="14.621cm" draw:start-shape="id1" draw:start-glue-point="1" draw:end-shape="id3" draw:end-glue-point="3" svg:d="m3874 1387c2437 0 812 13234 3252 13234">
          <text:p/>
        </draw:connector>
        <draw:connector draw:style-name="gr3" draw:layer="layout" draw:type="curve" svg:x1="3.874cm" svg:y1="1.387cm" svg:x2="7.787cm" svg:y2="5.228cm" draw:start-shape="id1" draw:start-glue-point="1" draw:end-shape="id4" draw:end-glue-point="3" svg:d="m3874 1387c2934 0 978 3841 3913 3841">
          <text:p/>
        </draw:connector>
        <draw:connector draw:style-name="gr3" draw:layer="layout" draw:type="curve" svg:x1="3.874cm" svg:y1="1.387cm" svg:x2="8.563cm" svg:y2="6.958cm" draw:start-shape="id1" draw:start-glue-point="1" draw:end-shape="id5" draw:end-glue-point="3" svg:d="m3874 1387c3516 0 1172 5571 4689 5571">
          <text:p/>
        </draw:connector>
        <draw:custom-shape draw:style-name="gr1" draw:text-style-name="P1" draw:id="id6" draw:layer="layout" svg:width="3.239cm" svg:height="1.505cm" svg:x="8.563cm" svg:y="8.077cm">
          <text:p text:style-name="P1">Alias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3.879cm" svg:height="1.505cm" svg:x="8.243cm" svg:y="11.909cm"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2.19cm" svg:height="1.596cm" svg:x="9.087cm" svg:y="10.036cm">
          <text:p text:style-name="P1">Tag</text:p>
          <draw:enhanced-geometry svg:viewBox="0 0 21600 21600" draw:type="rectangle" draw:enhanced-path="M 0 0 L 21600 0 21600 21600 0 21600 0 0 Z N"/>
        </draw:custom-shape>
        <draw:connector draw:style-name="gr3" draw:layer="layout" draw:type="curve" svg:x1="3.874cm" svg:y1="1.387cm" svg:x2="8.563cm" svg:y2="8.829cm" draw:start-shape="id1" draw:start-glue-point="1" draw:end-shape="id6" draw:end-glue-point="3" svg:d="m3874 1387c3516 0 1172 7442 4689 7442">
          <text:p/>
        </draw:connector>
        <draw:connector draw:style-name="gr3" draw:layer="layout" draw:type="curve" svg:x1="3.874cm" svg:y1="1.387cm" svg:x2="8.243cm" svg:y2="12.661cm" draw:start-shape="id1" draw:start-glue-point="1" draw:end-shape="id7" draw:end-glue-point="3" svg:d="m3874 1387c3276 0 1092 11274 4369 11274">
          <text:p/>
        </draw:connector>
        <draw:connector draw:style-name="gr3" draw:layer="layout" draw:type="curve" svg:x1="3.874cm" svg:y1="1.387cm" svg:x2="9.087cm" svg:y2="10.834cm" draw:start-shape="id1" draw:start-glue-point="1" draw:end-shape="id8" svg:d="m3874 1387c3909 0 1303 9447 5213 9447">
          <text:p/>
        </draw:connector>
        <draw:line draw:style-name="gr3" draw:layer="layout" svg:x1="1.688cm" svg:y1="16.786cm" svg:x2="3.741cm" svg:y2="16.786cm">
          <text:p/>
        </draw:line>
        <draw:frame draw:style-name="gr4" draw:layer="layout" svg:width="4.934cm" svg:height="1.025cm" svg:x="4.333cm" svg:y="16.285cm">
          <draw:text-box>
            <text:p>= may-contain</text:p>
          </draw:text-box>
        </draw:frame>
        <draw:custom-shape draw:style-name="gr1" draw:text-style-name="P1" draw:id="id2" draw:layer="layout" svg:width="3.148cm" svg:height="1.46cm" svg:x="8.608cm" svg:y="0.635cm">
          <text:p text:style-name="P1">Impo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4-24T23:01:44</dc:date>
    <dc:language>en-US</dc:language>
    <meta:editing-cycles>16</meta:editing-cycles>
    <meta:editing-duration>PT03H12M07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